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text" style:name="a5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draw:style-name="a53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3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42" draw:name="Title 3" svg:x="0.96181in" svg:y="2.22008in" svg:width="9.13819in" svg:height="1.67992in" presentation:class="title" presentation:placeholder="false">
          <draw:text-box>
            <text:p text:style-name="a539" text:class-names="" text:cond-style-name=""><text:span text:style-name="a538" text:class-names="">Programming in Network</text:span></text:p>
            <text:p text:style-name="a541" text:class-names="" text:cond-style-name=""><text:span text:style-name="a540" text:class-names="">Environments</text:span></text:p>
          </draw:text-box>
          <svg:title/>
          <svg:desc/>
        </draw:frame>
        <draw:frame draw:id="id76" presentation:style-name="a549" draw:name="Title 4" svg:x="7.9in" svg:y="6.10276in" svg:width="2.7in" svg:height="0.99724in" presentation:class="title" presentation:placeholder="false">
          <draw:text-box>
            <text:p text:style-name="a548" text:class-names="" text:cond-style-name=""><text:span text:style-name="a543" text:class-names="">Course</text:span><text:span text:style-name="a544" text:class-names=""><text:s text:c="1"/></text:span><text:span text:style-name="a545" text:class-names=""><text:line-break/></text:span><text:span text:style-name="a546" text:class-names="">2021-2022</text:span><text:span text:style-name="a547" text:class-names=""/></text:p>
          </draw:text-box>
          <svg:title/>
          <svg:desc/>
        </draw:frame>
        <presentation:notes draw:style-name="a555">
          <draw:frame draw:id="id77" draw:style-name="a552" draw:name="Slide Number Placeholder 6" svg:x="4.67953in" svg:y="11.10827in" svg:width="3.5878in" svg:height="0.58425in">
            <draw:text-box>
              <text:p text:style-name="a551" text:class-names="" text:cond-style-name=""><text:span text:style-name="a55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8" presentation:style-name="a553" draw:name="Slide Image Placeholder 1">
            <svg:title/>
            <svg:desc/>
          </draw:page-thumbnail>
          <draw:frame draw:id="id79" presentation:style-name="a5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Environments</dc:title>
    <meta:initial-creator>Rafael Villen Galera</meta:initial-creator>
    <dc:creator>David Roldán Álvarez</dc:creator>
    <meta:creation-date>2016-09-12T08:43:18Z</meta:creation-date>
    <dc:date>2022-01-24T23:02:33Z</dc:date>
    <meta:print-date>2017-10-04T10:42:29Z</meta:print-date>
    <meta:editing-cycles>495</meta:editing-cycles>
    <meta:editing-duration>PT680577S</meta:editing-duration>
    <meta:document-statistic meta:paragraph-count="4" meta:word-count="8"/>
  </office:meta>
</office:document-meta>
</file>